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Models performances" draw:style-name="gr1" draw:text-style-name="P1" svg:width="14.346cm" svg:height="9.271cm" svg:x="21.118cm" svg:y="6.947cm">
            <draw:object draw:notify-on-update-of-ranges="Feuille1.A2:Feuille1.A2 Feuille1.A3:Feuille1.A8 Feuille1.B2:Feuille1.B2 Feuille1.B3:Feuille1.B8 Feuille1.C2:Feuille1.C2 Feuille1.C3:Feuille1.C8 Feuille1.D2:Feuille1.D2 Feuille1.D3:Feuille1.D8 Feuille1.E2:Feuille1.E2 Feuille1.E3:Feuille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ccuracies of our different models</svg:title>
            <svg:desc>The blue columns are without any expansion, the red ones are with polynomial expansion of degree 2</svg:desc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NO POLY</text:p>
          </table:table-cell>
          <table:table-cell/>
          <table:table-cell office:value-type="string" calcext:value-type="string">
            <text:p>PO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LR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9T12:44:39.625000000</meta:creation-date>
    <dc:date>2022-10-29T14:48:06.812000000</dc:date>
    <meta:editing-duration>PT11M17S</meta:editing-duration>
    <meta:editing-cycles>1</meta:editing-cycles>
    <meta:document-statistic meta:table-count="1" meta:cell-count="36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0.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347cm" svg:height="9.272cm" xlink:href=".." xlink:type="simple" chart:class="chart:bar" chart:style-name="ch1">
        <chart:title svg:x="4.947cm" svg:y="0.321cm" chart:style-name="ch2">
          <text:p>Models performances</text:p>
        </chart:title>
        <chart:legend chart:legend-position="end" svg:x="12.878cm" svg:y="3.59cm" style:legend-expansion="high" chart:style-name="ch3"/>
        <chart:plot-area chart:style-name="ch4" table:cell-range-address="Feuille1.A2:Feuille1.E8" chart:data-source-has-labels="both" svg:x="1.297cm" svg:y="1.285cm" svg:width="11.295cm" svg:height="7.802cm">
          <chartooo:coordinate-region svg:x="2.024cm" svg:y="1.285cm" svg:width="10.568cm" svg:height="7.155cm"/>
          <chart:axis chart:dimension="x" chart:name="primary-x" chart:style-name="ch5" chartooo:axis-type="auto">
            <chartooo:date-scale/>
            <chart:categories table:cell-range-address="Feuille1.A3:Feuille1.A8"/>
          </chart:axis>
          <chart:axis chart:dimension="y" chart:name="primary-y" chart:style-name="ch6">
            <chart:title svg:x="0.451cm" svg:y="5.905cm" chart:style-name="ch7">
              <text:p>Accuracy</text:p>
            </chart:title>
            <chart:grid chart:style-name="ch8" chart:class="major"/>
          </chart:axis>
          <chart:series chart:style-name="ch9" chart:values-cell-range-address="Feuille1.B3:Feuille1.B8" chart:label-cell-address="Feuille1.B2:Feuille1.B2" chart:class="chart:bar">
            <chart:data-point chart:repeated="6"/>
          </chart:series>
          <chart:series chart:style-name="ch10" chart:values-cell-range-address="Feuille1.C3:Feuille1.C8" chart:label-cell-address="Feuille1.C2:Feuille1.C2" chart:class="chart:bar">
            <chart:data-point chart:repeated="6"/>
          </chart:series>
          <chart:series chart:style-name="ch11" chart:values-cell-range-address="Feuille1.D3:Feuille1.D8" chart:label-cell-address="Feuille1.D2:Feuille1.D2" chart:class="chart:bar">
            <chart:data-point chart:repeated="6"/>
          </chart:series>
          <chart:series chart:style-name="ch12" chart:values-cell-range-address="Feuille1.E3:Feuille1.E8" chart:label-cell-address="Feuille1.E2:Feuille1.E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</text:p>
                <draw:g>
                  <svg:desc>Feuille1.B2:Feuille1.B2</svg:desc>
                </draw:g>
              </table:table-cell>
              <table:table-cell office:value-type="string">
                <text:p>DER</text:p>
                <draw:g>
                  <svg:desc>Feuille1.C2:Feuille1.C2</svg:desc>
                </draw:g>
              </table:table-cell>
              <table:table-cell office:value-type="string">
                <text:p>PRI</text:p>
                <draw:g>
                  <svg:desc>Feuille1.D2:Feuille1.D2</svg:desc>
                </draw:g>
              </table:table-cell>
              <table:table-cell office:value-type="string">
                <text:p>DER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D</text:p>
                <draw:g>
                  <svg:desc>Feuille1.A3:Feuille1.A8</svg:desc>
                </draw:g>
              </table:table-cell>
              <table:table-cell office:value-type="float" office:value="0.64">
                <text:p>0.64</text:p>
                <draw:g>
                  <svg:desc>Feuille1.B3:Feuille1.B8</svg:desc>
                </draw:g>
              </table:table-cell>
              <table:table-cell office:value-type="float" office:value="0.68">
                <text:p>0.68</text:p>
                <draw:g>
                  <svg:desc>Feuille1.C3:Feuille1.C8</svg:desc>
                </draw:g>
              </table:table-cell>
              <table:table-cell office:value-type="float" office:value="0.73">
                <text:p>0.73</text:p>
                <draw:g>
                  <svg:desc>Feuille1.D3:Feuille1.D8</svg:desc>
                </draw:g>
              </table:table-cell>
              <table:table-cell office:value-type="float" office:value="0.74">
                <text:p>0.74</text:p>
                <draw:g>
                  <svg:desc>Feuille1.E3:Feuille1.E8</svg:desc>
                </draw:g>
              </table:table-cell>
            </table:table-row>
            <table:table-row>
              <table:table-cell office:value-type="string">
                <text:p>SGD</text:p>
              </table:table-cell>
              <table:table-cell office:value-type="float" office:value="0.65">
                <text:p>0.65</text:p>
              </table:table-cell>
              <table:table-cell office:value-type="float" office:value="0.71">
                <text:p>0.71</text:p>
              </table:table-cell>
              <table:table-cell office:value-type="float" office:value="0.69">
                <text:p>0.6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0.67">
                <text:p>0.67</text:p>
              </table:table-cell>
              <table:table-cell office:value-type="float" office:value="0.71">
                <text:p>0.71</text:p>
              </table:table-cell>
              <table:table-cell office:value-type="float" office:value="0.74">
                <text:p>0.7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0.67">
                <text:p>0.67</text:p>
              </table:table-cell>
              <table:table-cell office:value-type="float" office:value="0.72">
                <text:p>0.72</text:p>
              </table:table-cell>
              <table:table-cell office:value-type="float" office:value="0.74">
                <text:p>0.7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LR</text:p>
              </table:table-cell>
              <table:table-cell office:value-type="float" office:value="0.67">
                <text:p>0.67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LR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  <table:table-cell office:value-type="float" office:value="0.74">
                <text:p>0.74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